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04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ggs_5" table:style-name="ta1">
        <table:shapes>
          <draw:frame draw:z-index="0" draw:style-name="gr1" draw:text-style-name="P1" svg:width="159.82mm" svg:height="89.98mm" svg:x="174.41mm" svg:y="4.52mm">
            <loext:p draw:notify-on-update-of-ranges="eggs_5.A2:eggs_5.A6 eggs_5.B1:eggs_5.B1 eggs_5.B2:eggs_5.B6 eggs_5.C1:eggs_5.C1 eggs_5.C2:eggs_5.C6 eggs_5.D1:eggs_5.D1 eggs_5.D2:eggs_5.D6 eggs_5.E1:eggs_5.E1 eggs_5.E2:eggs_5.E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4.45mm" svg:height="123.67mm" svg:x="0.99mm" svg:y="154.78mm">
            <loext:p draw:notify-on-update-of-ranges="eggs_5.A10:eggs_5.A14 eggs_5.B9:eggs_5.B9 eggs_5.B10:eggs_5.B14 eggs_5.C9:eggs_5.C9 eggs_5.C10:eggs_5.C14 eggs_5.D9:eggs_5.D9 eggs_5.D10:eggs_5.D14 eggs_5.E9:eggs_5.E9 eggs_5.E10:eggs_5.E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79.06mm" svg:height="100.95mm" svg:x="353.79mm" svg:y="19.03mm">
            <loext:p draw:notify-on-update-of-ranges="eggs_5.A18:eggs_5.A22 eggs_5.B17:eggs_5.B17 eggs_5.B18:eggs_5.B22 eggs_5.C17:eggs_5.C17 eggs_5.C18:eggs_5.C22 eggs_5.D17:eggs_5.D17 eggs_5.D18:eggs_5.D22 eggs_5.E17:eggs_5.E17 eggs_5.E18:eggs_5.E2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23.76mm" svg:height="124.67mm" svg:x="262.6mm" svg:y="199.68mm">
            <loext:p draw:notify-on-update-of-ranges="eggs_5.A29:eggs_5.A33 eggs_5.B28:eggs_5.B28 eggs_5.B29:eggs_5.B33 eggs_5.C28:eggs_5.C28 eggs_5.C29:eggs_5.C33 eggs_5.D28:eggs_5.D28 eggs_5.D29:eggs_5.D33 eggs_5.E28:eggs_5.E28 eggs_5.E29:eggs_5.E3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Interpolação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Amputação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float" office:value="89.7008547008547" calcext:value-type="float">
            <text:p>89,7008547009</text:p>
          </table:table-cell>
          <table:table-cell table:number-columns-repeated="2" office:value-type="float" office:value="89.957264957265" calcext:value-type="float">
            <text:p>89,9572649573</text:p>
          </table:table-cell>
          <table:table-cell office:value-type="float" office:value="87.1623931623932" calcext:value-type="float">
            <text:p>87,1623931624</text:p>
          </table:table-cell>
        </table:table-row>
        <table:table-row table:style-name="ro1">
          <table:table-cell office:value-type="string" calcext:value-type="string">
            <text:p>DSCAN</text:p>
          </table:table-cell>
          <table:table-cell office:value-type="float" office:value="91.6239316239316" calcext:value-type="float">
            <text:p>91,6239316239</text:p>
          </table:table-cell>
          <table:table-cell office:value-type="float" office:value="92.6068376068376" calcext:value-type="float">
            <text:p>92,6068376068</text:p>
          </table:table-cell>
          <table:table-cell office:value-type="float" office:value="91.8376068376069" calcext:value-type="float">
            <text:p>91,8376068376</text:p>
          </table:table-cell>
          <table:table-cell office:value-type="float" office:value="85.1282051282051" calcext:value-type="float">
            <text:p>85,1282051282</text:p>
          </table:table-cell>
        </table:table-row>
        <table:table-row table:style-name="ro1">
          <table:table-cell office:value-type="string" calcext:value-type="string">
            <text:p>FCM</text:p>
          </table:table-cell>
          <table:table-cell office:value-type="float" office:value="91.3675213675214" calcext:value-type="float">
            <text:p>91,3675213675</text:p>
          </table:table-cell>
          <table:table-cell office:value-type="float" office:value="92.5213675213675" calcext:value-type="float">
            <text:p>92,5213675214</text:p>
          </table:table-cell>
          <table:table-cell office:value-type="float" office:value="91.4957264957265" calcext:value-type="float">
            <text:p>91,4957264957</text:p>
          </table:table-cell>
          <table:table-cell office:value-type="float" office:value="87.3162393162393" calcext:value-type="float">
            <text:p>87,3162393162</text:p>
          </table:table-cell>
        </table:table-row>
        <table:table-row table:style-name="ro1">
          <table:table-cell office:value-type="string" calcext:value-type="string">
            <text:p>G-Means</text:p>
          </table:table-cell>
          <table:table-cell office:value-type="float" office:value="91.7948717948718" calcext:value-type="float">
            <text:p>91,7948717949</text:p>
          </table:table-cell>
          <table:table-cell office:value-type="float" office:value="92.3931623931624" calcext:value-type="float">
            <text:p>92,3931623932</text:p>
          </table:table-cell>
          <table:table-cell office:value-type="float" office:value="91.965811965812" calcext:value-type="float">
            <text:p>91,9658119658</text:p>
          </table:table-cell>
          <table:table-cell office:value-type="float" office:value="87.8632478632479" calcext:value-type="float">
            <text:p>87,8632478632</text:p>
          </table:table-cell>
        </table:table-row>
        <table:table-row table:style-name="ro1">
          <table:table-cell office:value-type="string" calcext:value-type="string">
            <text:p>K-Means</text:p>
          </table:table-cell>
          <table:table-cell office:value-type="float" office:value="90.2991452991453" calcext:value-type="float">
            <text:p>90,2991452991</text:p>
          </table:table-cell>
          <table:table-cell office:value-type="float" office:value="89.9145299145299" calcext:value-type="float">
            <text:p>89,9145299145</text:p>
          </table:table-cell>
          <table:table-cell office:value-type="float" office:value="90.2136752136752" calcext:value-type="float">
            <text:p>90,2136752137</text:p>
          </table:table-cell>
          <table:table-cell office:value-type="float" office:value="87.0769230769231" calcext:value-type="float">
            <text:p>87,0769230769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Interpolação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Amputação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float" office:value="89.7008547008547" calcext:value-type="float">
            <text:p>89,7008547009</text:p>
          </table:table-cell>
          <table:table-cell table:number-columns-repeated="2" office:value-type="float" office:value="89.957264957265" calcext:value-type="float">
            <text:p>89,9572649573</text:p>
          </table:table-cell>
          <table:table-cell office:value-type="float" office:value="87.1623931623932" calcext:value-type="float">
            <text:p>87,1623931624</text:p>
          </table:table-cell>
        </table:table-row>
        <table:table-row table:style-name="ro1">
          <table:table-cell office:value-type="string" calcext:value-type="string">
            <text:p>DSCAN</text:p>
          </table:table-cell>
          <table:table-cell office:value-type="float" office:value="91.6239316239316" calcext:value-type="float">
            <text:p>91,6239316239</text:p>
          </table:table-cell>
          <table:table-cell office:value-type="float" office:value="92.6068376068376" calcext:value-type="float">
            <text:p>92,6068376068</text:p>
          </table:table-cell>
          <table:table-cell office:value-type="float" office:value="91.8376068376069" calcext:value-type="float">
            <text:p>91,8376068376</text:p>
          </table:table-cell>
          <table:table-cell office:value-type="float" office:value="85.1282051282051" calcext:value-type="float">
            <text:p>85,1282051282</text:p>
          </table:table-cell>
        </table:table-row>
        <table:table-row table:style-name="ro1">
          <table:table-cell office:value-type="string" calcext:value-type="string">
            <text:p>FCM</text:p>
          </table:table-cell>
          <table:table-cell office:value-type="float" office:value="91.3675213675214" calcext:value-type="float">
            <text:p>91,3675213675</text:p>
          </table:table-cell>
          <table:table-cell office:value-type="float" office:value="92.5213675213675" calcext:value-type="float">
            <text:p>92,5213675214</text:p>
          </table:table-cell>
          <table:table-cell office:value-type="float" office:value="91.4957264957265" calcext:value-type="float">
            <text:p>91,4957264957</text:p>
          </table:table-cell>
          <table:table-cell office:value-type="float" office:value="87.3162393162393" calcext:value-type="float">
            <text:p>87,3162393162</text:p>
          </table:table-cell>
        </table:table-row>
        <table:table-row table:style-name="ro1">
          <table:table-cell office:value-type="string" calcext:value-type="string">
            <text:p>G-Means</text:p>
          </table:table-cell>
          <table:table-cell office:value-type="float" office:value="91.7948717948718" calcext:value-type="float">
            <text:p>91,7948717949</text:p>
          </table:table-cell>
          <table:table-cell office:value-type="float" office:value="92.3931623931624" calcext:value-type="float">
            <text:p>92,3931623932</text:p>
          </table:table-cell>
          <table:table-cell office:value-type="float" office:value="91.965811965812" calcext:value-type="float">
            <text:p>91,9658119658</text:p>
          </table:table-cell>
          <table:table-cell office:value-type="float" office:value="87.8632478632479" calcext:value-type="float">
            <text:p>87,8632478632</text:p>
          </table:table-cell>
        </table:table-row>
        <table:table-row table:style-name="ro1">
          <table:table-cell office:value-type="string" calcext:value-type="string">
            <text:p>K-Means</text:p>
          </table:table-cell>
          <table:table-cell office:value-type="float" office:value="90.2991452991453" calcext:value-type="float">
            <text:p>90,2991452991</text:p>
          </table:table-cell>
          <table:table-cell office:value-type="float" office:value="89.9145299145299" calcext:value-type="float">
            <text:p>89,9145299145</text:p>
          </table:table-cell>
          <table:table-cell office:value-type="float" office:value="90.2136752136752" calcext:value-type="float">
            <text:p>90,2136752137</text:p>
          </table:table-cell>
          <table:table-cell office:value-type="float" office:value="87.0769230769231" calcext:value-type="float">
            <text:p>87,0769230769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float" office:value="90.0854700854701" calcext:value-type="float">
            <text:p>90,0854700855</text:p>
          </table:table-cell>
          <table:table-cell office:value-type="float" office:value="90" calcext:value-type="float">
            <text:p>90</text:p>
          </table:table-cell>
          <table:table-cell office:value-type="float" office:value="90.3418803418803" calcext:value-type="float">
            <text:p>90,3418803419</text:p>
          </table:table-cell>
          <table:table-cell office:value-type="float" office:value="85.2307692307692" calcext:value-type="float">
            <text:p>85,2307692308</text:p>
          </table:table-cell>
        </table:table-row>
        <table:table-row table:style-name="ro1">
          <table:table-cell office:value-type="string" calcext:value-type="string">
            <text:p>DSCAN</text:p>
          </table:table-cell>
          <table:table-cell office:value-type="float" office:value="88.8461538461539" calcext:value-type="float">
            <text:p>88,8461538462</text:p>
          </table:table-cell>
          <table:table-cell office:value-type="float" office:value="92.5641025641026" calcext:value-type="float">
            <text:p>92,5641025641</text:p>
          </table:table-cell>
          <table:table-cell office:value-type="float" office:value="91.8376068376069" calcext:value-type="float">
            <text:p>91,8376068376</text:p>
          </table:table-cell>
          <table:table-cell office:value-type="float" office:value="83.0769230769231" calcext:value-type="float">
            <text:p>83,0769230769</text:p>
          </table:table-cell>
        </table:table-row>
        <table:table-row table:style-name="ro1">
          <table:table-cell office:value-type="string" calcext:value-type="string">
            <text:p>FCM</text:p>
          </table:table-cell>
          <table:table-cell office:value-type="float" office:value="91.4102564102564" calcext:value-type="float">
            <text:p>91,4102564103</text:p>
          </table:table-cell>
          <table:table-cell office:value-type="float" office:value="92.0512820512821" calcext:value-type="float">
            <text:p>92,0512820513</text:p>
          </table:table-cell>
          <table:table-cell office:value-type="float" office:value="91.2393162393162" calcext:value-type="float">
            <text:p>91,239316239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G-Means</text:p>
          </table:table-cell>
          <table:table-cell office:value-type="float" office:value="91.4957264957265" calcext:value-type="float">
            <text:p>91,4957264957</text:p>
          </table:table-cell>
          <table:table-cell office:value-type="float" office:value="92.4358974358974" calcext:value-type="float">
            <text:p>92,4358974359</text:p>
          </table:table-cell>
          <table:table-cell office:value-type="float" office:value="91.6666666666667" calcext:value-type="float">
            <text:p>91,6666666667</text:p>
          </table:table-cell>
          <table:table-cell office:value-type="float" office:value="84.2735042735043" calcext:value-type="float">
            <text:p>84,2735042735</text:p>
          </table:table-cell>
        </table:table-row>
        <table:table-row table:style-name="ro1">
          <table:table-cell office:value-type="string" calcext:value-type="string">
            <text:p>K-Means</text:p>
          </table:table-cell>
          <table:table-cell office:value-type="float" office:value="90" calcext:value-type="float">
            <text:p>90</text:p>
          </table:table-cell>
          <table:table-cell office:value-type="float" office:value="89.957264957265" calcext:value-type="float">
            <text:p>89,9572649573</text:p>
          </table:table-cell>
          <table:table-cell office:value-type="float" office:value="90.2564102564103" calcext:value-type="float">
            <text:p>90,2564102564</text:p>
          </table:table-cell>
          <table:table-cell office:value-type="float" office:value="85.2649572649572" calcext:value-type="float">
            <text:p>85,264957265</text:p>
          </table:table-cell>
        </table:table-row>
        <table:table-row table:style-name="ro1">
          <table:table-cell office:value-type="string" calcext:value-type="string">
            <text:p>K-Means</text:p>
          </table:table-cell>
          <table:table-cell office:value-type="float" office:value="90.4273504273504" calcext:value-type="float">
            <text:p>90,4273504274</text:p>
          </table:table-cell>
          <table:table-cell office:value-type="float" office:value="90.042735042735" calcext:value-type="float">
            <text:p>90,0427350427</text:p>
          </table:table-cell>
          <table:table-cell office:value-type="float" office:value="90.1282051282051" calcext:value-type="float">
            <text:p>90,1282051282</text:p>
          </table:table-cell>
          <table:table-cell office:value-type="float" office:value="82.6495726495727" calcext:value-type="float">
            <text:p>82,6495726496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float" office:value="89.8290598290598" calcext:value-type="float">
            <text:p>89,8290598291</text:p>
          </table:table-cell>
          <table:table-cell office:value-type="float" office:value="90.042735042735" calcext:value-type="float">
            <text:p>90,0427350427</text:p>
          </table:table-cell>
          <table:table-cell office:value-type="float" office:value="89.0598290598291" calcext:value-type="float">
            <text:p>89,0598290598</text:p>
          </table:table-cell>
          <table:table-cell office:value-type="float" office:value="82.5982905982906" calcext:value-type="float">
            <text:p>82,5982905983</text:p>
          </table:table-cell>
        </table:table-row>
        <table:table-row table:style-name="ro1">
          <table:table-cell office:value-type="string" calcext:value-type="string">
            <text:p>G-Means</text:p>
          </table:table-cell>
          <table:table-cell office:value-type="float" office:value="91.1965811965812" calcext:value-type="float">
            <text:p>91,1965811966</text:p>
          </table:table-cell>
          <table:table-cell office:value-type="float" office:value="92.2649572649573" calcext:value-type="float">
            <text:p>92,264957265</text:p>
          </table:table-cell>
          <table:table-cell office:value-type="float" office:value="91.2820512820513" calcext:value-type="float">
            <text:p>91,2820512821</text:p>
          </table:table-cell>
          <table:table-cell office:value-type="float" office:value="82.5470085470085" calcext:value-type="float">
            <text:p>82,547008547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Interpolação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Amputação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float" office:value="89.1452991452991" calcext:value-type="float">
            <text:p>89,1452991453</text:p>
          </table:table-cell>
          <table:table-cell office:value-type="float" office:value="89.957264957265" calcext:value-type="float">
            <text:p>89,9572649573</text:p>
          </table:table-cell>
          <table:table-cell office:value-type="float" office:value="89.1880341880342" calcext:value-type="float">
            <text:p>89,188034188</text:p>
          </table:table-cell>
          <table:table-cell office:value-type="float" office:value="82.2905982905983" calcext:value-type="float">
            <text:p>82,2905982906</text:p>
          </table:table-cell>
        </table:table-row>
        <table:table-row table:style-name="ro1">
          <table:table-cell office:value-type="string" calcext:value-type="string">
            <text:p>DSCAN</text:p>
          </table:table-cell>
          <table:table-cell office:value-type="float" office:value="88.5042735042735" calcext:value-type="float">
            <text:p>88,5042735043</text:p>
          </table:table-cell>
          <table:table-cell office:value-type="float" office:value="91.0683760683761" calcext:value-type="float">
            <text:p>91,0683760684</text:p>
          </table:table-cell>
          <table:table-cell office:value-type="float" office:value="87.5213675213675" calcext:value-type="float">
            <text:p>87,5213675214</text:p>
          </table:table-cell>
          <table:table-cell office:value-type="float" office:value="76.8376068376068" calcext:value-type="float">
            <text:p>76,8376068376</text:p>
          </table:table-cell>
        </table:table-row>
        <table:table-row table:style-name="ro1">
          <table:table-cell office:value-type="string" calcext:value-type="string">
            <text:p>FCM</text:p>
          </table:table-cell>
          <table:table-cell office:value-type="float" office:value="90.9401709401709" calcext:value-type="float">
            <text:p>90,9401709402</text:p>
          </table:table-cell>
          <table:table-cell office:value-type="float" office:value="91.5811965811966" calcext:value-type="float">
            <text:p>91,5811965812</text:p>
          </table:table-cell>
          <table:table-cell office:value-type="float" office:value="90.9401709401709" calcext:value-type="float">
            <text:p>90,9401709402</text:p>
          </table:table-cell>
          <table:table-cell office:value-type="float" office:value="81.8803418803419" calcext:value-type="float">
            <text:p>81,8803418803</text:p>
          </table:table-cell>
        </table:table-row>
        <table:table-row table:style-name="ro1">
          <table:table-cell office:value-type="string" calcext:value-type="string">
            <text:p>G-Means</text:p>
          </table:table-cell>
          <table:table-cell office:value-type="float" office:value="90.982905982906" calcext:value-type="float">
            <text:p>90,9829059829</text:p>
          </table:table-cell>
          <table:table-cell office:value-type="float" office:value="92.008547008547" calcext:value-type="float">
            <text:p>92,0085470085</text:p>
          </table:table-cell>
          <table:table-cell office:value-type="float" office:value="90.4700854700855" calcext:value-type="float">
            <text:p>90,4700854701</text:p>
          </table:table-cell>
          <table:table-cell office:value-type="float" office:value="82.5982905982906" calcext:value-type="float">
            <text:p>82,5982905983</text:p>
          </table:table-cell>
        </table:table-row>
        <table:table-row table:style-name="ro1">
          <table:table-cell office:value-type="string" calcext:value-type="string">
            <text:p>K-Means</text:p>
          </table:table-cell>
          <table:table-cell office:value-type="float" office:value="90.042735042735" calcext:value-type="float">
            <text:p>90,0427350427</text:p>
          </table:table-cell>
          <table:table-cell office:value-type="float" office:value="90.7264957264957" calcext:value-type="float">
            <text:p>90,7264957265</text:p>
          </table:table-cell>
          <table:table-cell office:value-type="float" office:value="90.042735042735" calcext:value-type="float">
            <text:p>90,0427350427</text:p>
          </table:table-cell>
          <table:table-cell office:value-type="float" office:value="81.7948717948718" calcext:value-type="float">
            <text:p>81,79487179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9">00/00/0000</text:date>, <text:time style:data-style-name="N2" text:time-value="17:17:32.351682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9T18:08:42.380875988</dc:date>
    <meta:editing-duration>PT11M15S</meta:editing-duration>
    <meta:editing-cycles>2</meta:editing-cycles>
    <meta:generator>LibreOffice/5.1.6.2$Linux_X86_64 LibreOffice_project/10m0$Build-2</meta:generator>
    <meta:document-statistic meta:table-count="1" meta:cell-count="13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3cm" svg:height="8.999cm" xlink:href=".." xlink:type="simple" chart:class="chart:bar" chart:style-name="ch1">
        <chart:title svg:x="7.59cm" svg:y="0.315cm" chart:style-name="ch2">
          <text:p>5%</text:p>
        </chart:title>
        <chart:legend chart:legend-position="end" svg:x="13.349cm" svg:y="3.453cm" style:legend-expansion="high" chart:style-name="ch3"/>
        <chart:plot-area chart:style-name="ch4" table:cell-range-address="eggs_5.A1:eggs_5.E6" chart:data-source-has-labels="both" svg:x="0.319cm" svg:y="1.273cm" svg:width="12.711cm" svg:height="7.54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949cm" svg:y="1.292cm" svg:width="12.071cm" svg:height="6.88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eggs_5.A2:eggs_5.A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eggs_5.B2:eggs_5.B6" chart:label-cell-address="eggs_5.B1:eggs_5.B1" chart:class="chart:bar">
            <chart:data-point chart:repeated="5"/>
          </chart:series>
          <chart:series chart:style-name="ch9" chart:values-cell-range-address="eggs_5.C2:eggs_5.C6" chart:label-cell-address="eggs_5.C1:eggs_5.C1" chart:class="chart:bar">
            <chart:data-point chart:repeated="5"/>
          </chart:series>
          <chart:series chart:style-name="ch10" chart:values-cell-range-address="eggs_5.D2:eggs_5.D6" chart:label-cell-address="eggs_5.D1:eggs_5.D1" chart:class="chart:bar">
            <chart:data-point chart:repeated="5"/>
          </chart:series>
          <chart:series chart:style-name="ch11" chart:values-cell-range-address="eggs_5.E2:eggs_5.E6" chart:label-cell-address="eggs_5.E1:eggs_5.E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</text:p>
                <draw:g>
                  <svg:desc>eggs_5.B1:eggs_5.B1</svg:desc>
                </draw:g>
              </table:table-cell>
              <table:table-cell office:value-type="string">
                <text:p>Interpolação</text:p>
                <draw:g>
                  <svg:desc>eggs_5.C1:eggs_5.C1</svg:desc>
                </draw:g>
              </table:table-cell>
              <table:table-cell office:value-type="string">
                <text:p>KNN</text:p>
                <draw:g>
                  <svg:desc>eggs_5.D1:eggs_5.D1</svg:desc>
                </draw:g>
              </table:table-cell>
              <table:table-cell office:value-type="string">
                <text:p>Amputação</text:p>
                <draw:g>
                  <svg:desc>eggs_5.E1:eggs_5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</text:p>
                <draw:g>
                  <svg:desc>eggs_5.A2:eggs_5.A6</svg:desc>
                </draw:g>
              </table:table-cell>
              <table:table-cell office:value-type="float" office:value="89.7008547008547">
                <text:p>89.7008547008547</text:p>
                <draw:g>
                  <svg:desc>eggs_5.B2:eggs_5.B6</svg:desc>
                </draw:g>
              </table:table-cell>
              <table:table-cell office:value-type="float" office:value="89.957264957265">
                <text:p>89.957264957265</text:p>
                <draw:g>
                  <svg:desc>eggs_5.C2:eggs_5.C6</svg:desc>
                </draw:g>
              </table:table-cell>
              <table:table-cell office:value-type="float" office:value="89.957264957265">
                <text:p>89.957264957265</text:p>
                <draw:g>
                  <svg:desc>eggs_5.D2:eggs_5.D6</svg:desc>
                </draw:g>
              </table:table-cell>
              <table:table-cell office:value-type="float" office:value="87.1623931623932">
                <text:p>87.1623931623932</text:p>
                <draw:g>
                  <svg:desc>eggs_5.E2:eggs_5.E6</svg:desc>
                </draw:g>
              </table:table-cell>
            </table:table-row>
            <table:table-row>
              <table:table-cell office:value-type="string">
                <text:p>DSCAN</text:p>
              </table:table-cell>
              <table:table-cell office:value-type="float" office:value="91.6239316239316">
                <text:p>91.6239316239316</text:p>
              </table:table-cell>
              <table:table-cell office:value-type="float" office:value="92.6068376068376">
                <text:p>92.6068376068376</text:p>
              </table:table-cell>
              <table:table-cell office:value-type="float" office:value="91.8376068376069">
                <text:p>91.8376068376069</text:p>
              </table:table-cell>
              <table:table-cell office:value-type="float" office:value="85.1282051282051">
                <text:p>85.1282051282051</text:p>
              </table:table-cell>
            </table:table-row>
            <table:table-row>
              <table:table-cell office:value-type="string">
                <text:p>FCM</text:p>
              </table:table-cell>
              <table:table-cell office:value-type="float" office:value="91.3675213675214">
                <text:p>91.3675213675214</text:p>
              </table:table-cell>
              <table:table-cell office:value-type="float" office:value="92.5213675213675">
                <text:p>92.5213675213675</text:p>
              </table:table-cell>
              <table:table-cell office:value-type="float" office:value="91.4957264957265">
                <text:p>91.4957264957265</text:p>
              </table:table-cell>
              <table:table-cell office:value-type="float" office:value="87.3162393162393">
                <text:p>87.3162393162393</text:p>
              </table:table-cell>
            </table:table-row>
            <table:table-row>
              <table:table-cell office:value-type="string">
                <text:p>G-Means</text:p>
              </table:table-cell>
              <table:table-cell office:value-type="float" office:value="91.7948717948718">
                <text:p>91.7948717948718</text:p>
              </table:table-cell>
              <table:table-cell office:value-type="float" office:value="92.3931623931624">
                <text:p>92.3931623931624</text:p>
              </table:table-cell>
              <table:table-cell office:value-type="float" office:value="91.965811965812">
                <text:p>91.965811965812</text:p>
              </table:table-cell>
              <table:table-cell office:value-type="float" office:value="87.8632478632479">
                <text:p>87.8632478632479</text:p>
              </table:table-cell>
            </table:table-row>
            <table:table-row>
              <table:table-cell office:value-type="string">
                <text:p>K-Means</text:p>
              </table:table-cell>
              <table:table-cell office:value-type="float" office:value="90.2991452991453">
                <text:p>90.2991452991453</text:p>
              </table:table-cell>
              <table:table-cell office:value-type="float" office:value="89.9145299145299">
                <text:p>89.9145299145299</text:p>
              </table:table-cell>
              <table:table-cell office:value-type="float" office:value="90.2136752136752">
                <text:p>90.2136752136752</text:p>
              </table:table-cell>
              <table:table-cell office:value-type="float" office:value="87.0769230769231">
                <text:p>87.07692307692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width="0.05cm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446cm" svg:height="12.368cm" xlink:href=".." xlink:type="simple" chart:class="chart:bar" chart:style-name="ch1">
        <chart:legend svg:x="18.692cm" svg:y="0.153cm" style:legend-expansion="custom" chartooo:width="2.517cm" chartooo:height="2.222cm" style:legend-expansion-aspect-ratio="1.13276327632763" chart:style-name="ch2"/>
        <chart:plot-area chart:style-name="ch3" table:cell-range-address="eggs_5.A9:eggs_5.E14" chart:data-source-has-labels="both" svg:x="0.554cm" svg:y="0.585cm" svg:width="20.1cm" svg:height="11.464cm" dr3d:transform="matrix (0.980985260278856 0.0370649856857363 0.190510120339424 -0.0625858308053484 0.98957049187301 0.129743036023573 -0.183714269718033 -0.139199240121223 0.97307380945725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266cm" svg:y="0.585cm" svg:width="19.483cm" svg:height="10.81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eggs_5.A10:eggs_5.A1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eggs_5.B10:eggs_5.B14" chart:label-cell-address="eggs_5.B9:eggs_5.B9" chart:class="chart:bar">
            <chart:data-point chart:repeated="5"/>
          </chart:series>
          <chart:series chart:style-name="ch9" chart:values-cell-range-address="eggs_5.C10:eggs_5.C14" chart:label-cell-address="eggs_5.C9:eggs_5.C9" chart:class="chart:bar">
            <chart:data-point chart:repeated="5"/>
          </chart:series>
          <chart:series chart:style-name="ch10" chart:values-cell-range-address="eggs_5.D10:eggs_5.D14" chart:label-cell-address="eggs_5.D9:eggs_5.D9" chart:class="chart:bar">
            <chart:data-point chart:repeated="5"/>
          </chart:series>
          <chart:series chart:style-name="ch11" chart:values-cell-range-address="eggs_5.E10:eggs_5.E14" chart:label-cell-address="eggs_5.E9:eggs_5.E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</text:p>
                <draw:g>
                  <svg:desc>eggs_5.B9:eggs_5.B9</svg:desc>
                </draw:g>
              </table:table-cell>
              <table:table-cell office:value-type="string">
                <text:p>Interpolação</text:p>
                <draw:g>
                  <svg:desc>eggs_5.C9:eggs_5.C9</svg:desc>
                </draw:g>
              </table:table-cell>
              <table:table-cell office:value-type="string">
                <text:p>KNN</text:p>
                <draw:g>
                  <svg:desc>eggs_5.D9:eggs_5.D9</svg:desc>
                </draw:g>
              </table:table-cell>
              <table:table-cell office:value-type="string">
                <text:p>Amputação</text:p>
                <draw:g>
                  <svg:desc>eggs_5.E9:eggs_5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</text:p>
                <draw:g>
                  <svg:desc>eggs_5.A10:eggs_5.A14</svg:desc>
                </draw:g>
              </table:table-cell>
              <table:table-cell office:value-type="float" office:value="89.7008547008547">
                <text:p>89.7008547008547</text:p>
                <draw:g>
                  <svg:desc>eggs_5.B10:eggs_5.B14</svg:desc>
                </draw:g>
              </table:table-cell>
              <table:table-cell office:value-type="float" office:value="89.957264957265">
                <text:p>89.957264957265</text:p>
                <draw:g>
                  <svg:desc>eggs_5.C10:eggs_5.C14</svg:desc>
                </draw:g>
              </table:table-cell>
              <table:table-cell office:value-type="float" office:value="89.957264957265">
                <text:p>89.957264957265</text:p>
                <draw:g>
                  <svg:desc>eggs_5.D10:eggs_5.D14</svg:desc>
                </draw:g>
              </table:table-cell>
              <table:table-cell office:value-type="float" office:value="87.1623931623932">
                <text:p>87.1623931623932</text:p>
                <draw:g>
                  <svg:desc>eggs_5.E10:eggs_5.E14</svg:desc>
                </draw:g>
              </table:table-cell>
            </table:table-row>
            <table:table-row>
              <table:table-cell office:value-type="string">
                <text:p>DSCAN</text:p>
              </table:table-cell>
              <table:table-cell office:value-type="float" office:value="91.6239316239316">
                <text:p>91.6239316239316</text:p>
              </table:table-cell>
              <table:table-cell office:value-type="float" office:value="92.6068376068376">
                <text:p>92.6068376068376</text:p>
              </table:table-cell>
              <table:table-cell office:value-type="float" office:value="91.8376068376069">
                <text:p>91.8376068376069</text:p>
              </table:table-cell>
              <table:table-cell office:value-type="float" office:value="85.1282051282051">
                <text:p>85.1282051282051</text:p>
              </table:table-cell>
            </table:table-row>
            <table:table-row>
              <table:table-cell office:value-type="string">
                <text:p>FCM</text:p>
              </table:table-cell>
              <table:table-cell office:value-type="float" office:value="91.3675213675214">
                <text:p>91.3675213675214</text:p>
              </table:table-cell>
              <table:table-cell office:value-type="float" office:value="92.5213675213675">
                <text:p>92.5213675213675</text:p>
              </table:table-cell>
              <table:table-cell office:value-type="float" office:value="91.4957264957265">
                <text:p>91.4957264957265</text:p>
              </table:table-cell>
              <table:table-cell office:value-type="float" office:value="87.3162393162393">
                <text:p>87.3162393162393</text:p>
              </table:table-cell>
            </table:table-row>
            <table:table-row>
              <table:table-cell office:value-type="string">
                <text:p>G-Means</text:p>
              </table:table-cell>
              <table:table-cell office:value-type="float" office:value="91.7948717948718">
                <text:p>91.7948717948718</text:p>
              </table:table-cell>
              <table:table-cell office:value-type="float" office:value="92.3931623931624">
                <text:p>92.3931623931624</text:p>
              </table:table-cell>
              <table:table-cell office:value-type="float" office:value="91.965811965812">
                <text:p>91.965811965812</text:p>
              </table:table-cell>
              <table:table-cell office:value-type="float" office:value="87.8632478632479">
                <text:p>87.8632478632479</text:p>
              </table:table-cell>
            </table:table-row>
            <table:table-row>
              <table:table-cell office:value-type="string">
                <text:p>K-Means</text:p>
              </table:table-cell>
              <table:table-cell office:value-type="float" office:value="90.2991452991453">
                <text:p>90.2991452991453</text:p>
              </table:table-cell>
              <table:table-cell office:value-type="float" office:value="89.9145299145299">
                <text:p>89.9145299145299</text:p>
              </table:table-cell>
              <table:table-cell office:value-type="float" office:value="90.2136752136752">
                <text:p>90.2136752136752</text:p>
              </table:table-cell>
              <table:table-cell office:value-type="float" office:value="87.0769230769231">
                <text:p>87.07692307692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907cm" svg:height="10.096cm" xlink:href=".." xlink:type="simple" chart:class="chart:bar" chart:style-name="ch1">
        <chart:title svg:x="8.433cm" svg:y="0.337cm" chart:style-name="ch2">
          <text:p>25%</text:p>
        </chart:title>
        <chart:legend chart:legend-position="end" svg:x="14.824cm" svg:y="4.002cm" style:legend-expansion="high" chart:style-name="ch3"/>
        <chart:plot-area chart:style-name="ch4" table:cell-range-address="eggs_5.A17:eggs_5.E22" chart:data-source-has-labels="both" svg:x="0.358cm" svg:y="1.317cm" svg:width="14.108cm" svg:height="8.57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41cm" svg:y="1.317cm" svg:width="13.363cm" svg:height="7.93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eggs_5.A18:eggs_5.A22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eggs_5.B18:eggs_5.B22" chart:label-cell-address="eggs_5.B17:eggs_5.B17" chart:class="chart:bar">
            <chart:data-point chart:repeated="5"/>
          </chart:series>
          <chart:series chart:style-name="ch9" chart:values-cell-range-address="eggs_5.C18:eggs_5.C22" chart:label-cell-address="eggs_5.C17:eggs_5.C17" chart:class="chart:bar">
            <chart:data-point chart:repeated="5"/>
          </chart:series>
          <chart:series chart:style-name="ch10" chart:values-cell-range-address="eggs_5.D18:eggs_5.D22" chart:label-cell-address="eggs_5.D17:eggs_5.D17" chart:class="chart:bar">
            <chart:data-point chart:repeated="5"/>
          </chart:series>
          <chart:series chart:style-name="ch11" chart:values-cell-range-address="eggs_5.E18:eggs_5.E22" chart:label-cell-address="eggs_5.E17:eggs_5.E17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1,4102564103</text:p>
                <draw:g>
                  <svg:desc>eggs_5.B17:eggs_5.B17</svg:desc>
                </draw:g>
              </table:table-cell>
              <table:table-cell office:value-type="string">
                <text:p>92,0512820513</text:p>
                <draw:g>
                  <svg:desc>eggs_5.C17:eggs_5.C17</svg:desc>
                </draw:g>
              </table:table-cell>
              <table:table-cell office:value-type="string">
                <text:p>91,2393162393</text:p>
                <draw:g>
                  <svg:desc>eggs_5.D17:eggs_5.D17</svg:desc>
                </draw:g>
              </table:table-cell>
              <table:table-cell office:value-type="string">
                <text:p>84</text:p>
                <draw:g>
                  <svg:desc>eggs_5.E17:eggs_5.E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-Means</text:p>
                <draw:g>
                  <svg:desc>eggs_5.A18:eggs_5.A22</svg:desc>
                </draw:g>
              </table:table-cell>
              <table:table-cell office:value-type="float" office:value="91.4957264957265">
                <text:p>91.4957264957265</text:p>
                <draw:g>
                  <svg:desc>eggs_5.B18:eggs_5.B22</svg:desc>
                </draw:g>
              </table:table-cell>
              <table:table-cell office:value-type="float" office:value="92.4358974358974">
                <text:p>92.4358974358974</text:p>
                <draw:g>
                  <svg:desc>eggs_5.C18:eggs_5.C22</svg:desc>
                </draw:g>
              </table:table-cell>
              <table:table-cell office:value-type="float" office:value="91.6666666666667">
                <text:p>91.6666666666667</text:p>
                <draw:g>
                  <svg:desc>eggs_5.D18:eggs_5.D22</svg:desc>
                </draw:g>
              </table:table-cell>
              <table:table-cell office:value-type="float" office:value="84.2735042735043">
                <text:p>84.2735042735043</text:p>
                <draw:g>
                  <svg:desc>eggs_5.E18:eggs_5.E22</svg:desc>
                </draw:g>
              </table:table-cell>
            </table:table-row>
            <table:table-row>
              <table:table-cell office:value-type="string">
                <text:p>K-Means</text:p>
              </table:table-cell>
              <table:table-cell office:value-type="float" office:value="90">
                <text:p>90</text:p>
              </table:table-cell>
              <table:table-cell office:value-type="float" office:value="89.957264957265">
                <text:p>89.957264957265</text:p>
              </table:table-cell>
              <table:table-cell office:value-type="float" office:value="90.2564102564103">
                <text:p>90.2564102564103</text:p>
              </table:table-cell>
              <table:table-cell office:value-type="float" office:value="85.2649572649572">
                <text:p>85.2649572649572</text:p>
              </table:table-cell>
            </table:table-row>
            <table:table-row>
              <table:table-cell office:value-type="string">
                <text:p>K-Means</text:p>
              </table:table-cell>
              <table:table-cell office:value-type="float" office:value="90.4273504273504">
                <text:p>90.4273504273504</text:p>
              </table:table-cell>
              <table:table-cell office:value-type="float" office:value="90.042735042735">
                <text:p>90.042735042735</text:p>
              </table:table-cell>
              <table:table-cell office:value-type="float" office:value="90.1282051282051">
                <text:p>90.1282051282051</text:p>
              </table:table-cell>
              <table:table-cell office:value-type="float" office:value="82.6495726495727">
                <text:p>82.6495726495727</text:p>
              </table:table-cell>
            </table:table-row>
            <table:table-row>
              <table:table-cell office:value-type="string">
                <text:p>AP</text:p>
              </table:table-cell>
              <table:table-cell office:value-type="float" office:value="89.8290598290598">
                <text:p>89.8290598290598</text:p>
              </table:table-cell>
              <table:table-cell office:value-type="float" office:value="90.042735042735">
                <text:p>90.042735042735</text:p>
              </table:table-cell>
              <table:table-cell office:value-type="float" office:value="89.0598290598291">
                <text:p>89.0598290598291</text:p>
              </table:table-cell>
              <table:table-cell office:value-type="float" office:value="82.5982905982906">
                <text:p>82.5982905982906</text:p>
              </table:table-cell>
            </table:table-row>
            <table:table-row>
              <table:table-cell office:value-type="string">
                <text:p>G-Means</text:p>
              </table:table-cell>
              <table:table-cell office:value-type="float" office:value="91.1965811965812">
                <text:p>91.1965811965812</text:p>
              </table:table-cell>
              <table:table-cell office:value-type="float" office:value="92.2649572649573">
                <text:p>92.2649572649573</text:p>
              </table:table-cell>
              <table:table-cell office:value-type="float" office:value="91.2820512820513">
                <text:p>91.2820512820513</text:p>
              </table:table-cell>
              <table:table-cell office:value-type="float" office:value="82.5470085470085">
                <text:p>82.54700854700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width="0.05cm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377cm" svg:height="12.468cm" xlink:href=".." xlink:type="simple" chart:class="chart:bar" chart:style-name="ch1">
        <chart:legend svg:x="19.425cm" svg:y="0.181cm" style:legend-expansion="custom" chartooo:width="2.597cm" chartooo:height="1.851cm" style:legend-expansion-aspect-ratio="1.40302539168017" chart:style-name="ch2"/>
        <chart:plot-area chart:style-name="ch3" table:cell-range-address="eggs_5.A28:eggs_5.E33" chart:data-source-has-labels="both" svg:x="0.623cm" svg:y="0.893cm" svg:width="20.565cm" svg:height="11.2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41cm" svg:y="0.893cm" svg:width="19.799cm" svg:height="10.62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eggs_5.A29:eggs_5.A3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eggs_5.B29:eggs_5.B33" chart:label-cell-address="eggs_5.B28:eggs_5.B28" chart:class="chart:bar">
            <chart:data-point chart:repeated="5"/>
          </chart:series>
          <chart:series chart:style-name="ch9" chart:values-cell-range-address="eggs_5.C29:eggs_5.C33" chart:label-cell-address="eggs_5.C28:eggs_5.C28" chart:class="chart:bar">
            <chart:data-point chart:repeated="5"/>
          </chart:series>
          <chart:series chart:style-name="ch10" chart:values-cell-range-address="eggs_5.D29:eggs_5.D33" chart:label-cell-address="eggs_5.D28:eggs_5.D28" chart:class="chart:bar">
            <chart:data-point chart:repeated="5"/>
          </chart:series>
          <chart:series chart:style-name="ch11" chart:values-cell-range-address="eggs_5.E29:eggs_5.E33" chart:label-cell-address="eggs_5.E28:eggs_5.E28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</text:p>
                <draw:g>
                  <svg:desc>eggs_5.B28:eggs_5.B28</svg:desc>
                </draw:g>
              </table:table-cell>
              <table:table-cell office:value-type="string">
                <text:p>Interpolação</text:p>
                <draw:g>
                  <svg:desc>eggs_5.C28:eggs_5.C28</svg:desc>
                </draw:g>
              </table:table-cell>
              <table:table-cell office:value-type="string">
                <text:p>KNN</text:p>
                <draw:g>
                  <svg:desc>eggs_5.D28:eggs_5.D28</svg:desc>
                </draw:g>
              </table:table-cell>
              <table:table-cell office:value-type="string">
                <text:p>Amputação</text:p>
                <draw:g>
                  <svg:desc>eggs_5.E28:eggs_5.E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</text:p>
                <draw:g>
                  <svg:desc>eggs_5.A29:eggs_5.A33</svg:desc>
                </draw:g>
              </table:table-cell>
              <table:table-cell office:value-type="float" office:value="89.1452991452991">
                <text:p>89.1452991452991</text:p>
                <draw:g>
                  <svg:desc>eggs_5.B29:eggs_5.B33</svg:desc>
                </draw:g>
              </table:table-cell>
              <table:table-cell office:value-type="float" office:value="89.957264957265">
                <text:p>89.957264957265</text:p>
                <draw:g>
                  <svg:desc>eggs_5.C29:eggs_5.C33</svg:desc>
                </draw:g>
              </table:table-cell>
              <table:table-cell office:value-type="float" office:value="89.1880341880342">
                <text:p>89.1880341880342</text:p>
                <draw:g>
                  <svg:desc>eggs_5.D29:eggs_5.D33</svg:desc>
                </draw:g>
              </table:table-cell>
              <table:table-cell office:value-type="float" office:value="82.2905982905983">
                <text:p>82.2905982905983</text:p>
                <draw:g>
                  <svg:desc>eggs_5.E29:eggs_5.E33</svg:desc>
                </draw:g>
              </table:table-cell>
            </table:table-row>
            <table:table-row>
              <table:table-cell office:value-type="string">
                <text:p>DSCAN</text:p>
              </table:table-cell>
              <table:table-cell office:value-type="float" office:value="88.5042735042735">
                <text:p>88.5042735042735</text:p>
              </table:table-cell>
              <table:table-cell office:value-type="float" office:value="91.0683760683761">
                <text:p>91.0683760683761</text:p>
              </table:table-cell>
              <table:table-cell office:value-type="float" office:value="87.5213675213675">
                <text:p>87.5213675213675</text:p>
              </table:table-cell>
              <table:table-cell office:value-type="float" office:value="76.8376068376068">
                <text:p>76.8376068376068</text:p>
              </table:table-cell>
            </table:table-row>
            <table:table-row>
              <table:table-cell office:value-type="string">
                <text:p>FCM</text:p>
              </table:table-cell>
              <table:table-cell office:value-type="float" office:value="90.9401709401709">
                <text:p>90.9401709401709</text:p>
              </table:table-cell>
              <table:table-cell office:value-type="float" office:value="91.5811965811966">
                <text:p>91.5811965811966</text:p>
              </table:table-cell>
              <table:table-cell office:value-type="float" office:value="90.9401709401709">
                <text:p>90.9401709401709</text:p>
              </table:table-cell>
              <table:table-cell office:value-type="float" office:value="81.8803418803419">
                <text:p>81.8803418803419</text:p>
              </table:table-cell>
            </table:table-row>
            <table:table-row>
              <table:table-cell office:value-type="string">
                <text:p>G-Means</text:p>
              </table:table-cell>
              <table:table-cell office:value-type="float" office:value="90.982905982906">
                <text:p>90.982905982906</text:p>
              </table:table-cell>
              <table:table-cell office:value-type="float" office:value="92.008547008547">
                <text:p>92.008547008547</text:p>
              </table:table-cell>
              <table:table-cell office:value-type="float" office:value="90.4700854700855">
                <text:p>90.4700854700855</text:p>
              </table:table-cell>
              <table:table-cell office:value-type="float" office:value="82.5982905982906">
                <text:p>82.5982905982906</text:p>
              </table:table-cell>
            </table:table-row>
            <table:table-row>
              <table:table-cell office:value-type="string">
                <text:p>K-Means</text:p>
              </table:table-cell>
              <table:table-cell office:value-type="float" office:value="90.042735042735">
                <text:p>90.042735042735</text:p>
              </table:table-cell>
              <table:table-cell office:value-type="float" office:value="90.7264957264957">
                <text:p>90.7264957264957</text:p>
              </table:table-cell>
              <table:table-cell office:value-type="float" office:value="90.042735042735">
                <text:p>90.042735042735</text:p>
              </table:table-cell>
              <table:table-cell office:value-type="float" office:value="81.7948717948718">
                <text:p>81.79487179487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